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Times1" svg:font-family="Times"/>
    <style:font-face style:name="Helvetica" svg:font-family="Helvetica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stroke-linejoin="miter" draw:fill="solid" draw:fill-color="#8f0000"/>
    </style:style>
    <style:style style:name="gr2" style:family="graphic" style:parent-style-name="standard">
      <style:graphic-properties draw:stroke="solid" svg:stroke-color="#000000" draw:stroke-linejoin="miter" draw:fill="solid" draw:fill-color="#ffd600"/>
    </style:style>
    <style:style style:name="gr3" style:family="graphic" style:parent-style-name="standard">
      <style:graphic-properties draw:stroke="solid" svg:stroke-color="#000000" draw:stroke-linejoin="miter" draw:fill="solid" draw:fill-color="#00008f"/>
    </style:style>
    <style:style style:name="gr4" style:family="graphic" style:parent-style-name="standard">
      <style:graphic-properties draw:stroke="solid" svg:stroke-width="0.021cm" svg:stroke-color="#000000" draw:stroke-linejoin="miter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1cm" svg:stroke-color="#000000" draw:stroke-linejoin="miter" draw:fill="solid" draw:fill-color="#000000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color="#000000" draw:stroke-linejoin="miter" draw:fill="solid" draw:fill-color="#008f8f"/>
    </style:style>
    <style:style style:name="gr7" style:family="graphic" style:parent-style-name="standard">
      <style:graphic-properties draw:stroke="dash" draw:stroke-dash="Dashed_20__28_var_29_" svg:stroke-width="0.021cm" svg:stroke-color="#000000" draw:stroke-linejoin="miter" draw:fill="non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Fine_20_Dashed" svg:stroke-width="0.021cm" svg:stroke-color="#000000" draw:stroke-linejoin="miter" draw:fill="none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1cm" svg:stroke-color="#797d79" draw:stroke-linejoin="miter" draw:fill="none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1cm" svg:stroke-color="#797d79" draw:stroke-linejoin="miter" draw:fill="solid" draw:fill-color="#797d79" fo:padding-top="0.135cm" fo:padding-bottom="0.135cm" fo:padding-left="0.26cm" fo:padding-right="0.26cm"/>
    </style:style>
    <style:style style:name="gr11" style:family="graphic" style:parent-style-name="standard">
      <style:graphic-properties draw:stroke="solid" svg:stroke-width="0.282cm" svg:stroke-color="#000000" draw:marker-start-width="0.423cm" draw:marker-end-width="0.423cm" draw:stroke-linejoin="miter" draw:fill="none" fo:padding-top="0.267cm" fo:padding-bottom="0.267cm" fo:padding-left="0.392cm" fo:padding-right="0.392cm"/>
    </style:style>
    <style:style style:name="gr12" style:family="graphic" style:parent-style-name="standard">
      <style:graphic-properties draw:stroke="solid" svg:stroke-width="0.021cm" svg:stroke-color="#000000" draw:stroke-linejoin="miter" draw:fill="solid" draw:fill-color="#ffffff" fo:padding-top="0.135cm" fo:padding-bottom="0.135cm" fo:padding-left="0.26cm" fo:padding-right="0.26cm"/>
    </style:style>
    <style:style style:name="gr13" style:family="graphic" style:parent-style-name="standard">
      <style:graphic-properties draw:stroke="solid" svg:stroke-width="0.353cm" svg:stroke-color="#000000" draw:marker-start-width="0.529cm" draw:marker-end-width="0.529cm" draw:stroke-linejoin="miter" draw:fill="none" fo:padding-top="0.302cm" fo:padding-bottom="0.302cm" fo:padding-left="0.427cm" fo:padding-right="0.427cm"/>
    </style:style>
    <style:style style:name="gr14" style:family="graphic" style:parent-style-name="standard">
      <style:graphic-properties draw:stroke="solid" svg:stroke-width="0.353cm" svg:stroke-color="#000000" draw:marker-start-width="0.477cm" draw:marker-end-width="0.477cm" draw:stroke-linejoin="miter" draw:fill="none" fo:padding-top="0.302cm" fo:padding-bottom="0.302cm" fo:padding-left="0.427cm" fo:padding-right="0.427cm"/>
    </style:style>
    <style:style style:name="gr15" style:family="graphic" style:parent-style-name="standard">
      <style:graphic-properties draw:stroke="solid" svg:stroke-width="0.353cm" svg:stroke-color="#000000" draw:marker-start-width="0.04cm" draw:marker-end-width="0.04cm" draw:stroke-linejoin="miter" draw:fill="none" fo:padding-top="0.302cm" fo:padding-bottom="0.302cm" fo:padding-left="0.427cm" fo:padding-right="0.427cm"/>
    </style:style>
    <style:style style:name="gr16" style:family="graphic" style:parent-style-name="standard">
      <style:graphic-properties draw:stroke="solid" svg:stroke-width="0.353cm" svg:stroke-color="#000000" draw:marker-start-width="0.529cm" draw:marker-end-width="0.529cm" draw:stroke-linejoin="miter" draw:fill="none" fo:padding-top="0.301cm" fo:padding-bottom="0.301cm" fo:padding-left="0.426cm" fo:padding-right="0.426cm"/>
    </style:style>
    <style:style style:name="gr17" style:family="graphic" style:parent-style-name="standard">
      <style:graphic-properties draw:stroke="solid" svg:stroke-width="0.282cm" svg:stroke-color="#000000" draw:marker-start-width="0.184cm" draw:marker-end-width="0.184cm" draw:stroke-linejoin="miter" draw:fill="none" fo:padding-top="0.266cm" fo:padding-bottom="0.266cm" fo:padding-left="0.391cm" fo:padding-right="0.391cm"/>
    </style:style>
    <style:style style:name="gr18" style:family="graphic" style:parent-style-name="standard">
      <style:graphic-properties draw:stroke="solid" svg:stroke-width="0.282cm" svg:stroke-color="#000000" draw:marker-start-width="0.423cm" draw:marker-end-width="0.423cm" draw:stroke-linejoin="miter" draw:fill="none" fo:padding-top="0.266cm" fo:padding-bottom="0.266cm" fo:padding-left="0.391cm" fo:padding-right="0.391cm"/>
    </style:style>
    <style:style style:name="gr19" style:family="graphic" style:parent-style-name="standard">
      <style:graphic-properties draw:stroke="solid" svg:stroke-width="0.282cm" svg:stroke-color="#000000" draw:marker-start-width="0cm" draw:marker-end-width="0cm" draw:stroke-linejoin="miter" draw:fill="none" fo:padding-top="0.266cm" fo:padding-bottom="0.266cm" fo:padding-left="0.391cm" fo:padding-right="0.391cm"/>
    </style:style>
    <style:style style:name="gr20" style:family="graphic" style:parent-style-name="standard">
      <style:graphic-properties draw:stroke="none" draw:fill="none" draw:textarea-horizontal-align="left" draw:auto-grow-width="true" fo:min-height="0.792cm" fo:min-width="0.35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283cm" fo:min-width="0.12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284cm" fo:min-width="0.59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44cm" fo:min-width="2.57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462cm" fo:min-width="2.35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283cm" fo:min-width="0.57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462cm" fo:min-width="2.5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923cm" fo:min-width="1.86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923cm" fo:min-width="1.403cm" fo:padding-top="0cm" fo:padding-bottom="0cm" fo:padding-left="0cm" fo:padding-right="0cm"/>
    </style:style>
    <style:style style:name="P1" style:family="paragraph">
      <loext:graphic-properties draw:fill="solid" draw:fill-color="#8f0000"/>
    </style:style>
    <style:style style:name="P2" style:family="paragraph">
      <loext:graphic-properties draw:fill="solid" draw:fill-color="#ffd600"/>
    </style:style>
    <style:style style:name="P3" style:family="paragraph">
      <loext:graphic-properties draw:fill="solid" draw:fill-color="#00008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008f8f"/>
    </style:style>
    <style:style style:name="P7" style:family="paragraph">
      <loext:graphic-properties draw:fill="solid" draw:fill-color="#797d79"/>
    </style:style>
    <style:style style:name="P8" style:family="paragraph">
      <loext:graphic-properties draw:fill="solid"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  <style:text-properties style:font-name="Liberation Sans1" fo:font-size="14pt" style:font-size-asian="14pt" style:font-size-complex="14pt"/>
    </style:style>
    <style:style style:name="P12" style:family="paragraph">
      <loext:graphic-properties draw:fill="none"/>
      <style:paragraph-properties fo:text-align="start"/>
      <style:text-properties style:font-name="Liberation Sans1" fo:font-size="14pt" style:font-size-asian="14pt" style:font-size-complex="14pt"/>
    </style:style>
    <style:style style:name="P13" style:family="paragraph">
      <style:paragraph-properties fo:text-align="start"/>
      <style:text-properties style:font-name="Liberation Sans1" fo:font-size="16pt" style:font-size-asian="16pt" style:font-size-complex="16pt"/>
    </style:style>
    <style:style style:name="P14" style:family="paragraph">
      <loext:graphic-properties draw:fill="none"/>
      <style:paragraph-properties fo:text-align="start"/>
      <style:text-properties style:font-name="Liberation Sans1" fo:font-size="16pt" style:font-size-asian="16pt" style:font-size-complex="16pt"/>
    </style:style>
    <style:style style:name="P1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style:font-name="Liberation Sans1" fo:font-size="14pt" style:font-size-asian="14pt" style:font-size-complex="14pt"/>
    </style:style>
    <style:style style:name="T1" style:family="text">
      <style:text-properties fo:font-variant="normal" fo:text-transform="none" fo:color="#000000" style:font-name="Times1" fo:font-size="22.7000007629395pt" fo:font-style="normal" fo:font-weight="100"/>
    </style:style>
    <style:style style:name="T2" style:family="text">
      <style:text-properties fo:font-variant="normal" fo:text-transform="none" fo:color="#797d79" style:font-name="Helvetica1" fo:font-size="7.59999990463257pt" fo:font-style="normal" fo:font-weight="100"/>
    </style:style>
    <style:style style:name="T3" style:family="text">
      <style:text-properties fo:font-variant="normal" fo:text-transform="none" fo:color="#000000" style:font-name="Liberation Sans1" fo:font-size="14pt" fo:font-style="normal" fo:font-weight="100" style:font-size-asian="14pt" style:font-size-complex="14pt"/>
    </style:style>
    <style:style style:name="T4" style:family="text">
      <style:text-properties fo:font-variant="normal" fo:text-transform="none" fo:color="#000000" style:font-name="Liberation Sans1" fo:font-size="16pt" fo:font-style="normal" fo:font-weight="100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296cm" svg:height="0.265cm" svg:x="21.015cm" svg:y="14.124cm" svg:viewBox="0 0 297 266" draw:points="149,266 0,266 0,0 297,0 297,266">
          <text:p/>
        </draw:polygon>
        <draw:polygon draw:style-name="gr2" draw:text-style-name="P2" draw:layer="layout" svg:width="0.296cm" svg:height="0.265cm" svg:x="22.21cm" svg:y="14.126cm" svg:viewBox="0 0 297 266" draw:points="149,266 0,266 0,0 297,0 297,266">
          <text:p/>
        </draw:polygon>
        <draw:polygon draw:style-name="gr1" draw:text-style-name="P1" draw:layer="layout" svg:width="0.287cm" svg:height="0.254cm" svg:x="17.445cm" svg:y="15.316cm" svg:viewBox="0 0 288 255" draw:points="144,255 0,255 0,0 288,0 288,255">
          <text:p/>
        </draw:polygon>
        <draw:polygon draw:style-name="gr1" draw:text-style-name="P1" draw:layer="layout" svg:width="0.29cm" svg:height="0.251cm" svg:x="17.742cm" svg:y="15.318cm" svg:viewBox="0 0 291 252" draw:points="145,252 0,252 0,0 291,0 291,252">
          <text:p/>
        </draw:polygon>
        <draw:polygon draw:style-name="gr1" draw:text-style-name="P1" draw:layer="layout" svg:width="0.29cm" svg:height="0.25cm" svg:x="18.032cm" svg:y="15.318cm" svg:viewBox="0 0 291 251" draw:points="145,251 0,251 0,0 291,0 291,251">
          <text:p/>
        </draw:polygon>
        <draw:polygon draw:style-name="gr1" draw:text-style-name="P1" draw:layer="layout" svg:width="0.288cm" svg:height="0.262cm" svg:x="18.33cm" svg:y="15.307cm" svg:viewBox="0 0 289 263" draw:points="145,263 0,263 0,0 289,0 289,263">
          <text:p/>
        </draw:polygon>
        <draw:polygon draw:style-name="gr1" draw:text-style-name="P1" draw:layer="layout" svg:width="0.293cm" svg:height="0.254cm" svg:x="18.623cm" svg:y="14.542cm" svg:viewBox="0 0 294 255" draw:points="147,255 0,255 0,0 294,0 294,255">
          <text:p/>
        </draw:polygon>
        <draw:polygon draw:style-name="gr1" draw:text-style-name="P1" draw:layer="layout" svg:width="0.293cm" svg:height="0.255cm" svg:x="18.623cm" svg:y="14.8cm" svg:viewBox="0 0 294 256" draw:points="147,256 0,256 0,0 294,0 294,256">
          <text:p/>
        </draw:polygon>
        <draw:polygon draw:style-name="gr1" draw:text-style-name="P1" draw:layer="layout" svg:width="0.298cm" svg:height="0.261cm" svg:x="18.62cm" svg:y="15.057cm" svg:viewBox="0 0 299 262" draw:points="149,262 0,262 0,0 299,0 299,262">
          <text:p/>
        </draw:polygon>
        <draw:polygon draw:style-name="gr1" draw:text-style-name="P1" draw:layer="layout" svg:width="0.287cm" svg:height="0.261cm" svg:x="18.33cm" svg:y="15.057cm" svg:viewBox="0 0 288 262" draw:points="144,262 0,262 0,0 288,0 288,262">
          <text:p/>
        </draw:polygon>
        <draw:polygon draw:style-name="gr1" draw:text-style-name="P1" draw:layer="layout" svg:width="0.288cm" svg:height="0.255cm" svg:x="18.33cm" svg:y="14.8cm" svg:viewBox="0 0 289 256" draw:points="145,256 0,256 0,0 289,0 289,256">
          <text:p/>
        </draw:polygon>
        <draw:polygon draw:style-name="gr1" draw:text-style-name="P1" draw:layer="layout" svg:width="0.296cm" svg:height="0.25cm" svg:x="18.322cm" svg:y="14.542cm" svg:viewBox="0 0 297 251" draw:points="149,251 0,251 0,0 297,0 297,251">
          <text:p/>
        </draw:polygon>
        <draw:polygon draw:style-name="gr1" draw:text-style-name="P1" draw:layer="layout" svg:width="0.301cm" svg:height="0.255cm" svg:x="18.319cm" svg:y="14.28cm" svg:viewBox="0 0 302 256" draw:points="151,256 0,256 0,0 302,0 302,256">
          <text:p/>
        </draw:polygon>
        <draw:polygon draw:style-name="gr1" draw:text-style-name="P1" draw:layer="layout" svg:width="0.285cm" svg:height="0.255cm" svg:x="18.334cm" svg:y="14.028cm" svg:viewBox="0 0 286 256" draw:points="143,256 0,256 0,0 286,0 286,256">
          <text:p/>
        </draw:polygon>
        <draw:polygon draw:style-name="gr1" draw:text-style-name="P1" draw:layer="layout" svg:width="0.298cm" svg:height="0.261cm" svg:x="18.62cm" svg:y="13.767cm" svg:viewBox="0 0 299 262" draw:points="149,262 0,262 0,0 299,0 299,262">
          <text:p/>
        </draw:polygon>
        <draw:polygon draw:style-name="gr1" draw:text-style-name="P1" draw:layer="layout" svg:width="0.293cm" svg:height="0.359cm" svg:x="18.623cm" svg:y="13.92cm" svg:viewBox="0 0 294 360" draw:points="147,360 0,360 0,0 294,0 294,360">
          <text:p/>
        </draw:polygon>
        <draw:polygon draw:style-name="gr1" draw:text-style-name="P1" draw:layer="layout" svg:width="0.298cm" svg:height="0.255cm" svg:x="18.919cm" svg:y="14.023cm" svg:viewBox="0 0 299 256" draw:points="149,256 0,256 0,0 299,0 299,256">
          <text:p/>
        </draw:polygon>
        <draw:polygon draw:style-name="gr1" draw:text-style-name="P1" draw:layer="layout" svg:width="0.296cm" svg:height="0.262cm" svg:x="18.918cm" svg:y="14.28cm" svg:viewBox="0 0 297 263" draw:points="149,263 0,263 0,0 297,0 297,263">
          <text:p/>
        </draw:polygon>
        <draw:polygon draw:style-name="gr1" draw:text-style-name="P1" draw:layer="layout" svg:width="0.296cm" svg:height="0.255cm" svg:x="18.623cm" svg:y="14.28cm" svg:viewBox="0 0 297 256" draw:points="149,256 0,256 0,0 297,0 297,256">
          <text:p/>
        </draw:polygon>
        <draw:polygon draw:style-name="gr1" draw:text-style-name="P1" draw:layer="layout" svg:width="0.299cm" svg:height="0.25cm" svg:x="18.907cm" svg:y="14.542cm" svg:viewBox="0 0 300 251" draw:points="150,251 0,251 0,0 300,0 300,251">
          <text:p/>
        </draw:polygon>
        <draw:polygon draw:style-name="gr1" draw:text-style-name="P1" draw:layer="layout" svg:width="0.287cm" svg:height="0.267cm" svg:x="19.219cm" svg:y="14.537cm" svg:viewBox="0 0 288 268" draw:points="144,268 0,268 0,0 288,0 288,268">
          <text:p/>
        </draw:polygon>
        <draw:polygon draw:style-name="gr1" draw:text-style-name="P1" draw:layer="layout" svg:width="0.301cm" svg:height="0.259cm" svg:x="19.207cm" svg:y="14.283cm" svg:viewBox="0 0 302 260" draw:points="151,260 0,260 0,0 302,0 302,260">
          <text:p/>
        </draw:polygon>
        <draw:polygon draw:style-name="gr1" draw:text-style-name="P1" draw:layer="layout" svg:width="0.293cm" svg:height="0.251cm" svg:x="19.511cm" svg:y="14.542cm" svg:viewBox="0 0 294 252" draw:points="147,252 0,252 0,0 294,0 294,252">
          <text:p/>
        </draw:polygon>
        <draw:polygon draw:style-name="gr1" draw:text-style-name="P1" draw:layer="layout" svg:width="0.303cm" svg:height="0.255cm" svg:x="19.795cm" svg:y="14.8cm" svg:viewBox="0 0 304 256" draw:points="152,256 0,256 0,0 304,0 304,256">
          <text:p/>
        </draw:polygon>
        <draw:polygon draw:style-name="gr1" draw:text-style-name="P1" draw:layer="layout" svg:width="0.296cm" svg:height="0.259cm" svg:x="20.095cm" svg:y="15.057cm" svg:viewBox="0 0 297 260" draw:points="149,260 0,260 0,0 297,0 297,260">
          <text:p/>
        </draw:polygon>
        <draw:polygon draw:style-name="gr1" draw:text-style-name="P1" draw:layer="layout" svg:width="0.288cm" svg:height="0.251cm" svg:x="19.805cm" svg:y="15.057cm" svg:viewBox="0 0 289 252" draw:points="145,252 0,252 0,0 289,0 289,252">
          <text:p/>
        </draw:polygon>
        <draw:polygon draw:style-name="gr1" draw:text-style-name="P1" draw:layer="layout" svg:width="0.288cm" svg:height="0.254cm" svg:x="19.506cm" svg:y="14.795cm" svg:viewBox="0 0 289 255" draw:points="145,255 0,255 0,0 289,0 289,255">
          <text:p/>
        </draw:polygon>
        <draw:polygon draw:style-name="gr1" draw:text-style-name="P1" draw:layer="layout" svg:width="0.29cm" svg:height="0.247cm" svg:x="19.215cm" svg:y="14.804cm" svg:viewBox="0 0 291 248" draw:points="145,248 0,248 0,0 291,0 291,248">
          <text:p/>
        </draw:polygon>
        <draw:polygon draw:style-name="gr1" draw:text-style-name="P1" draw:layer="layout" svg:width="0.301cm" svg:height="0.255cm" svg:x="18.917cm" svg:y="14.8cm" svg:viewBox="0 0 302 256" draw:points="151,256 0,256 0,0 302,0 302,256">
          <text:p/>
        </draw:polygon>
        <draw:polygon draw:style-name="gr1" draw:text-style-name="P1" draw:layer="layout" svg:width="0.298cm" svg:height="0.267cm" svg:x="18.919cm" svg:y="15.049cm" svg:viewBox="0 0 299 268" draw:points="149,268 0,268 0,0 299,0 299,268">
          <text:p/>
        </draw:polygon>
        <draw:polygon draw:style-name="gr1" draw:text-style-name="P1" draw:layer="layout" svg:width="0.29cm" svg:height="0.259cm" svg:x="19.215cm" svg:y="15.057cm" svg:viewBox="0 0 291 260" draw:points="145,260 0,260 0,0 291,0 291,260">
          <text:p/>
        </draw:polygon>
        <draw:polygon draw:style-name="gr1" draw:text-style-name="P1" draw:layer="layout" svg:width="0.293cm" svg:height="0.266cm" svg:x="19.511cm" svg:y="15.052cm" svg:viewBox="0 0 294 267" draw:points="147,267 0,267 0,0 294,0 294,267">
          <text:p/>
        </draw:polygon>
        <draw:polygon draw:style-name="gr1" draw:text-style-name="P1" draw:layer="layout" svg:width="0.298cm" svg:height="0.265cm" svg:x="18.62cm" svg:y="15.307cm" svg:viewBox="0 0 299 266" draw:points="149,266 0,266 0,0 299,0 299,266">
          <text:p/>
        </draw:polygon>
        <draw:polygon draw:style-name="gr1" draw:text-style-name="P1" draw:layer="layout" svg:width="0.288cm" svg:height="0.265cm" svg:x="18.032cm" svg:y="15.052cm" svg:viewBox="0 0 289 266" draw:points="145,266 0,266 0,0 289,0 289,266">
          <text:p/>
        </draw:polygon>
        <draw:polygon draw:style-name="gr1" draw:text-style-name="P1" draw:layer="layout" svg:width="0.296cm" svg:height="0.263cm" svg:x="18.033cm" svg:y="14.793cm" svg:viewBox="0 0 297 264" draw:points="149,264 0,264 0,0 297,0 297,264">
          <text:p/>
        </draw:polygon>
        <draw:polygon draw:style-name="gr1" draw:text-style-name="P1" draw:layer="layout" svg:width="0.296cm" svg:height="0.265cm" svg:x="18.03cm" svg:y="14.54cm" svg:viewBox="0 0 297 266" draw:points="149,266 0,266 0,0 297,0 297,266">
          <text:p/>
        </draw:polygon>
        <draw:polygon draw:style-name="gr1" draw:text-style-name="P1" draw:layer="layout" svg:width="0.29cm" svg:height="0.254cm" svg:x="17.742cm" svg:y="14.8cm" svg:viewBox="0 0 291 255" draw:points="145,255 0,255 0,0 291,0 291,255">
          <text:p/>
        </draw:polygon>
        <draw:polygon draw:style-name="gr1" draw:text-style-name="P1" draw:layer="layout" svg:width="0.296cm" svg:height="0.265cm" svg:x="17.732cm" svg:y="15.052cm" svg:viewBox="0 0 297 266" draw:points="149,266 0,266 0,0 297,0 297,266">
          <text:p/>
        </draw:polygon>
        <draw:polygon draw:style-name="gr1" draw:text-style-name="P1" draw:layer="layout" svg:width="0.304cm" svg:height="0.263cm" svg:x="17.439cm" svg:y="15.055cm" svg:viewBox="0 0 305 264" draw:points="152,264 0,264 0,0 305,0 305,264">
          <text:p/>
        </draw:polygon>
        <draw:polygon draw:style-name="gr1" draw:text-style-name="P1" draw:layer="layout" svg:width="0.296cm" svg:height="0.265cm" svg:x="11.436cm" svg:y="14.126cm" svg:viewBox="0 0 297 266" draw:points="149,266 0,266 0,0 297,0 297,266">
          <text:p/>
        </draw:polygon>
        <draw:polygon draw:style-name="gr1" draw:text-style-name="P1" draw:layer="layout" svg:width="0.296cm" svg:height="0.265cm" svg:x="11.828cm" svg:y="15.706cm" svg:viewBox="0 0 297 266" draw:points="149,266 0,266 0,0 297,0 297,266">
          <text:p/>
        </draw:polygon>
        <draw:polygon draw:style-name="gr1" draw:text-style-name="P1" draw:layer="layout" svg:width="0.296cm" svg:height="0.265cm" svg:x="15.08cm" svg:y="15.42cm" svg:viewBox="0 0 297 266" draw:points="149,266 0,266 0,0 297,0 297,266">
          <text:p/>
        </draw:polygon>
        <draw:polygon draw:style-name="gr1" draw:text-style-name="P1" draw:layer="layout" svg:width="0.296cm" svg:height="0.265cm" svg:x="13.68cm" svg:y="13.495cm" svg:viewBox="0 0 297 266" draw:points="149,266 0,266 0,0 297,0 297,266">
          <text:p/>
        </draw:polygon>
        <draw:polygon draw:style-name="gr3" draw:text-style-name="P3" draw:layer="layout" svg:width="0.296cm" svg:height="0.265cm" svg:x="8.141cm" svg:y="13.31cm" svg:viewBox="0 0 297 266" draw:points="149,266 0,266 0,0 297,0 297,266">
          <text:p/>
        </draw:polygon>
        <draw:polygon draw:style-name="gr3" draw:text-style-name="P3" draw:layer="layout" svg:width="0.296cm" svg:height="0.265cm" svg:x="9.625cm" svg:y="15.108cm" svg:viewBox="0 0 297 266" draw:points="149,266 0,266 0,0 297,0 297,266">
          <text:p/>
        </draw:polygon>
        <draw:polygon draw:style-name="gr3" draw:text-style-name="P3" draw:layer="layout" svg:width="0.296cm" svg:height="0.265cm" svg:x="6.593cm" svg:y="15.71cm" svg:viewBox="0 0 297 266" draw:points="149,266 0,266 0,0 297,0 297,266">
          <text:p/>
        </draw:polygon>
        <draw:polygon draw:style-name="gr3" draw:text-style-name="P3" draw:layer="layout" svg:width="0.296cm" svg:height="0.265cm" svg:x="10.258cm" svg:y="14.116cm" svg:viewBox="0 0 297 266" draw:points="149,266 0,266 0,0 297,0 297,266">
          <text:p/>
        </draw:polygon>
        <draw:line draw:style-name="gr4" draw:text-style-name="P4" draw:layer="layout" svg:x1="21.407cm" svg:y1="14.26cm" svg:x2="21.987cm" svg:y2="14.26cm">
          <text:p/>
        </draw:line>
        <draw:polygon draw:style-name="gr5" draw:text-style-name="P5" draw:layer="layout" svg:width="0.157cm" svg:height="0.068cm" svg:x="21.986cm" svg:y="14.226cm" svg:viewBox="0 0 158 69" draw:points="0,69 158,35 0,0">
          <text:p/>
        </draw:polygon>
        <draw:polygon draw:style-name="gr6" draw:text-style-name="P6" draw:layer="layout" svg:width="0.299cm" svg:height="0.248cm" svg:x="23.928cm" svg:y="15.835cm" svg:viewBox="0 0 300 249" draw:points="150,249 0,249 0,0 300,0 300,249">
          <text:p/>
        </draw:polygon>
        <draw:polygon draw:style-name="gr6" draw:text-style-name="P6" draw:layer="layout" svg:width="0.281cm" svg:height="0.254cm" svg:x="24.234cm" svg:y="15.831cm" svg:viewBox="0 0 282 255" draw:points="141,255 0,255 0,0 282,0 282,255">
          <text:p/>
        </draw:polygon>
        <draw:polygon draw:style-name="gr6" draw:text-style-name="P6" draw:layer="layout" svg:width="0.298cm" svg:height="0.259cm" svg:x="24.518cm" svg:y="16.086cm" svg:viewBox="0 0 299 260" draw:points="149,260 0,260 0,0 299,0 299,260">
          <text:p/>
        </draw:polygon>
        <draw:polygon draw:style-name="gr6" draw:text-style-name="P6" draw:layer="layout" svg:width="0.285cm" svg:height="0.259cm" svg:x="24.816cm" svg:y="16.087cm" svg:viewBox="0 0 286 260" draw:points="143,260 0,260 0,0 286,0 286,260">
          <text:p/>
        </draw:polygon>
        <draw:polygon draw:style-name="gr6" draw:text-style-name="P6" draw:layer="layout" svg:width="0.288cm" svg:height="0.247cm" svg:x="24.816cm" svg:y="15.835cm" svg:viewBox="0 0 289 248" draw:points="145,248 0,248 0,0 289,0 289,248">
          <text:p/>
        </draw:polygon>
        <draw:polygon draw:style-name="gr6" draw:text-style-name="P6" draw:layer="layout" svg:width="0.291cm" svg:height="0.248cm" svg:x="24.523cm" svg:y="15.835cm" svg:viewBox="0 0 292 249" draw:points="146,249 0,249 0,0 292,0 292,249">
          <text:p/>
        </draw:polygon>
        <draw:polygon draw:style-name="gr6" draw:text-style-name="P6" draw:layer="layout" svg:width="0.291cm" svg:height="0.255cm" svg:x="24.523cm" svg:y="15.572cm" svg:viewBox="0 0 292 256" draw:points="146,256 0,256 0,0 292,0 292,256">
          <text:p/>
        </draw:polygon>
        <draw:polygon draw:style-name="gr6" draw:text-style-name="P6" draw:layer="layout" svg:width="0.29cm" svg:height="0.263cm" svg:x="24.816cm" svg:y="15.57cm" svg:viewBox="0 0 291 264" draw:points="145,264 0,264 0,0 291,0 291,264">
          <text:p/>
        </draw:polygon>
        <draw:polygon draw:style-name="gr2" draw:text-style-name="P2" draw:layer="layout" svg:width="0.287cm" svg:height="0.262cm" svg:x="24.818cm" svg:y="15.307cm" svg:viewBox="0 0 288 263" draw:points="144,263 0,263 0,0 288,0 288,263">
          <text:p/>
        </draw:polygon>
        <draw:polygon draw:style-name="gr6" draw:text-style-name="P6" draw:layer="layout" svg:width="0.293cm" svg:height="0.259cm" svg:x="24.521cm" svg:y="15.313cm" svg:viewBox="0 0 294 260" draw:points="147,260 0,260 0,0 294,0 294,260">
          <text:p/>
        </draw:polygon>
        <draw:polygon draw:style-name="gr6" draw:text-style-name="P6" draw:layer="layout" svg:width="0.284cm" svg:height="0.259cm" svg:x="24.231cm" svg:y="15.313cm" svg:viewBox="0 0 285 260" draw:points="142,260 0,260 0,0 285,0 285,260">
          <text:p/>
        </draw:polygon>
        <draw:polygon draw:style-name="gr6" draw:text-style-name="P6" draw:layer="layout" svg:width="0.304cm" svg:height="0.265cm" svg:x="24.217cm" svg:y="15.567cm" svg:viewBox="0 0 305 266" draw:points="152,266 0,266 0,0 305,0 305,266">
          <text:p/>
        </draw:polygon>
        <draw:polygon draw:style-name="gr6" draw:text-style-name="P6" draw:layer="layout" svg:width="0.296cm" svg:height="0.261cm" svg:x="23.931cm" svg:y="15.572cm" svg:viewBox="0 0 297 262" draw:points="149,262 0,262 0,0 297,0 297,262">
          <text:p/>
        </draw:polygon>
        <draw:polygon draw:style-name="gr6" draw:text-style-name="P6" draw:layer="layout" svg:width="0.299cm" svg:height="0.262cm" svg:x="23.928cm" svg:y="15.308cm" svg:viewBox="0 0 300 263" draw:points="150,263 0,263 0,0 300,0 300,263">
          <text:p/>
        </draw:polygon>
        <draw:polygon draw:style-name="gr6" draw:text-style-name="P6" draw:layer="layout" svg:width="0.298cm" svg:height="0.262cm" svg:x="23.632cm" svg:y="15.308cm" svg:viewBox="0 0 299 263" draw:points="149,263 0,263 0,0 299,0 299,263">
          <text:p/>
        </draw:polygon>
        <draw:polygon draw:style-name="gr6" draw:text-style-name="P6" draw:layer="layout" svg:width="0.299cm" svg:height="0.254cm" svg:x="23.342cm" svg:y="15.317cm" svg:viewBox="0 0 300 255" draw:points="150,255 0,255 0,0 300,0 300,255">
          <text:p/>
        </draw:polygon>
        <draw:polygon draw:style-name="gr6" draw:text-style-name="P6" draw:layer="layout" svg:width="0.298cm" svg:height="0.263cm" svg:x="23.343cm" svg:y="15.572cm" svg:viewBox="0 0 299 264" draw:points="149,264 0,264 0,0 299,0 299,264">
          <text:p/>
        </draw:polygon>
        <draw:polygon draw:style-name="gr6" draw:text-style-name="P6" draw:layer="layout" svg:width="0.305cm" svg:height="0.256cm" svg:x="23.633cm" svg:y="15.575cm" svg:viewBox="0 0 306 257" draw:points="153,257 0,257 0,0 306,0 306,257">
          <text:p/>
        </draw:polygon>
        <draw:polygon draw:style-name="gr6" draw:text-style-name="P6" draw:layer="layout" svg:width="0.303cm" svg:height="0.251cm" svg:x="24.225cm" svg:y="14.029cm" svg:viewBox="0 0 304 252" draw:points="152,252 0,252 0,0 304,0 304,252">
          <text:p/>
        </draw:polygon>
        <draw:polygon draw:style-name="gr2" draw:text-style-name="P2" draw:layer="layout" svg:width="0.285cm" svg:height="0.252cm" svg:x="24.521cm" svg:y="13.767cm" svg:viewBox="0 0 286 253" draw:points="143,253 0,253 0,0 286,0 286,253">
          <text:p/>
        </draw:polygon>
        <draw:polygon draw:style-name="gr2" draw:text-style-name="P2" draw:layer="layout" svg:width="0.293cm" svg:height="0.265cm" svg:x="24.819cm" svg:y="14.025cm" svg:viewBox="0 0 294 266" draw:points="147,266 0,266 0,0 294,0 294,266">
          <text:p/>
        </draw:polygon>
        <draw:polygon draw:style-name="gr2" draw:text-style-name="P2" draw:layer="layout" svg:width="0.296cm" svg:height="0.256cm" svg:x="24.819cm" svg:y="14.284cm" svg:viewBox="0 0 297 257" draw:points="149,257 0,257 0,0 297,0 297,257">
          <text:p/>
        </draw:polygon>
        <draw:polygon draw:style-name="gr2" draw:text-style-name="P2" draw:layer="layout" svg:width="0.284cm" svg:height="0.255cm" svg:x="24.524cm" svg:y="14.025cm" svg:viewBox="0 0 285 256" draw:points="142,256 0,256 0,0 285,0 285,256">
          <text:p/>
        </draw:polygon>
        <draw:polygon draw:style-name="gr2" draw:text-style-name="P2" draw:layer="layout" svg:width="0.293cm" svg:height="0.256cm" svg:x="24.521cm" svg:y="14.28cm" svg:viewBox="0 0 294 257" draw:points="147,257 0,257 0,0 294,0 294,257">
          <text:p/>
        </draw:polygon>
        <draw:polygon draw:style-name="gr2" draw:text-style-name="P2" draw:layer="layout" svg:width="0.293cm" svg:height="0.255cm" svg:x="24.521cm" svg:y="14.542cm" svg:viewBox="0 0 294 256" draw:points="147,256 0,256 0,0 294,0 294,256">
          <text:p/>
        </draw:polygon>
        <draw:polygon draw:style-name="gr6" draw:text-style-name="P6" draw:layer="layout" svg:width="0.296cm" svg:height="0.262cm" svg:x="24.517cm" svg:y="14.793cm" svg:viewBox="0 0 297 263" draw:points="149,263 0,263 0,0 297,0 297,263">
          <text:p/>
        </draw:polygon>
        <draw:polygon draw:style-name="gr2" draw:text-style-name="P2" draw:layer="layout" svg:width="0.282cm" svg:height="0.262cm" svg:x="24.816cm" svg:y="14.795cm" svg:viewBox="0 0 283 263" draw:points="142,263 0,263 0,0 283,0 283,263">
          <text:p/>
        </draw:polygon>
        <draw:polygon draw:style-name="gr2" draw:text-style-name="P2" draw:layer="layout" svg:width="0.282cm" svg:height="0.261cm" svg:x="24.816cm" svg:y="15.057cm" svg:viewBox="0 0 283 262" draw:points="142,262 0,262 0,0 283,0 283,262">
          <text:p/>
        </draw:polygon>
        <draw:polygon draw:style-name="gr6" draw:text-style-name="P6" draw:layer="layout" svg:width="0.29cm" svg:height="0.256cm" svg:x="24.524cm" svg:y="15.06cm" svg:viewBox="0 0 291 257" draw:points="145,257 0,257 0,0 291,0 291,257">
          <text:p/>
        </draw:polygon>
        <draw:polygon draw:style-name="gr6" draw:text-style-name="P6" draw:layer="layout" svg:width="0.291cm" svg:height="0.251cm" svg:x="24.234cm" svg:y="14.542cm" svg:viewBox="0 0 292 252" draw:points="146,252 0,252 0,0 292,0 292,252">
          <text:p/>
        </draw:polygon>
        <draw:polygon draw:style-name="gr6" draw:text-style-name="P6" draw:layer="layout" svg:width="0.291cm" svg:height="0.25cm" svg:x="24.228cm" svg:y="14.281cm" svg:viewBox="0 0 292 251" draw:points="146,251 0,251 0,0 292,0 292,251">
          <text:p/>
        </draw:polygon>
        <draw:polygon draw:style-name="gr6" draw:text-style-name="P6" draw:layer="layout" svg:width="0.298cm" svg:height="0.263cm" svg:x="23.933cm" svg:y="14.279cm" svg:viewBox="0 0 299 264" draw:points="149,264 0,264 0,0 299,0 299,264">
          <text:p/>
        </draw:polygon>
        <draw:polygon draw:style-name="gr6" draw:text-style-name="P6" draw:layer="layout" svg:width="0.293cm" svg:height="0.261cm" svg:x="23.93cm" svg:y="14.538cm" svg:viewBox="0 0 294 262" draw:points="147,262 0,262 0,0 294,0 294,262">
          <text:p/>
        </draw:polygon>
        <draw:polygon draw:style-name="gr6" draw:text-style-name="P6" draw:layer="layout" svg:width="0.296cm" svg:height="0.262cm" svg:x="23.933cm" svg:y="14.795cm" svg:viewBox="0 0 297 263" draw:points="149,263 0,263 0,0 297,0 297,263">
          <text:p/>
        </draw:polygon>
        <draw:polygon draw:style-name="gr6" draw:text-style-name="P6" draw:layer="layout" svg:width="0.285cm" svg:height="0.255cm" svg:x="24.228cm" svg:y="14.797cm" svg:viewBox="0 0 286 256" draw:points="143,256 0,256 0,0 286,0 286,256">
          <text:p/>
        </draw:polygon>
        <draw:polygon draw:style-name="gr6" draw:text-style-name="P6" draw:layer="layout" svg:width="0.285cm" svg:height="0.263cm" svg:x="24.228cm" svg:y="15.055cm" svg:viewBox="0 0 286 264" draw:points="143,264 0,264 0,0 286,0 286,264">
          <text:p/>
        </draw:polygon>
        <draw:polygon draw:style-name="gr6" draw:text-style-name="P6" draw:layer="layout" svg:width="0.29cm" svg:height="0.261cm" svg:x="23.938cm" svg:y="15.057cm" svg:viewBox="0 0 291 262" draw:points="145,262 0,262 0,0 291,0 291,262">
          <text:p/>
        </draw:polygon>
        <draw:polygon draw:style-name="gr6" draw:text-style-name="P6" draw:layer="layout" svg:width="0.299cm" svg:height="0.256cm" svg:x="23.63cm" svg:y="14.799cm" svg:viewBox="0 0 300 257" draw:points="150,257 0,257 0,0 300,0 300,257">
          <text:p/>
        </draw:polygon>
        <draw:polygon draw:style-name="gr6" draw:text-style-name="P6" draw:layer="layout" svg:width="0.29cm" svg:height="0.269cm" svg:x="23.641cm" svg:y="15.049cm" svg:viewBox="0 0 291 270" draw:points="145,270 0,270 0,0 291,0 291,270">
          <text:p/>
        </draw:polygon>
        <draw:polygon draw:style-name="gr2" draw:text-style-name="P2" draw:layer="layout" svg:width="0.29cm" svg:height="0.247cm" svg:x="25.113cm" svg:y="15.063cm" svg:viewBox="0 0 291 248" draw:points="145,248 0,248 0,0 291,0 291,248">
          <text:p/>
        </draw:polygon>
        <draw:polygon draw:style-name="gr2" draw:text-style-name="P2" draw:layer="layout" svg:width="0.298cm" svg:height="0.247cm" svg:x="25.405cm" svg:y="15.063cm" svg:viewBox="0 0 299 248" draw:points="149,248 0,248 0,0 299,0 299,248">
          <text:p/>
        </draw:polygon>
        <draw:polygon draw:style-name="gr2" draw:text-style-name="P2" draw:layer="layout" svg:width="0.288cm" svg:height="0.267cm" svg:x="25.401cm" svg:y="14.789cm" svg:viewBox="0 0 289 268" draw:points="145,268 0,268 0,0 289,0 289,268">
          <text:p/>
        </draw:polygon>
        <draw:polygon draw:style-name="gr2" draw:text-style-name="P2" draw:layer="layout" svg:width="0.301cm" svg:height="0.256cm" svg:x="25.401cm" svg:y="14.538cm" svg:viewBox="0 0 302 257" draw:points="151,257 0,257 0,0 302,0 302,257">
          <text:p/>
        </draw:polygon>
        <draw:polygon draw:style-name="gr2" draw:text-style-name="P2" draw:layer="layout" svg:width="0.29cm" svg:height="0.263cm" svg:x="25.116cm" svg:y="14.279cm" svg:viewBox="0 0 291 264" draw:points="145,264 0,264 0,0 291,0 291,264">
          <text:p/>
        </draw:polygon>
        <draw:polygon draw:style-name="gr2" draw:text-style-name="P2" draw:layer="layout" svg:width="0.29cm" svg:height="0.266cm" svg:x="25.113cm" svg:y="14.54cm" svg:viewBox="0 0 291 267" draw:points="145,267 0,267 0,0 291,0 291,267">
          <text:p/>
        </draw:polygon>
        <draw:polygon draw:style-name="gr2" draw:text-style-name="P2" draw:layer="layout" svg:width="0.29cm" svg:height="0.256cm" svg:x="25.116cm" svg:y="14.799cm" svg:viewBox="0 0 291 257" draw:points="145,257 0,257 0,0 291,0 291,257">
          <text:p/>
        </draw:polygon>
        <draw:polygon draw:style-name="gr2" draw:text-style-name="P2" draw:layer="layout" svg:width="0.291cm" svg:height="0.254cm" svg:x="24.822cm" svg:y="14.54cm" svg:viewBox="0 0 292 255" draw:points="146,255 0,255 0,0 292,0 292,255">
          <text:p/>
        </draw:polygon>
        <draw:polygon draw:style-name="gr2" draw:text-style-name="P2" draw:layer="layout" svg:width="0.298cm" svg:height="0.254cm" svg:x="25.991cm" svg:y="15.059cm" svg:viewBox="0 0 299 255" draw:points="149,255 0,255 0,0 299,0 299,255">
          <text:p/>
        </draw:polygon>
        <draw:polygon draw:style-name="gr2" draw:text-style-name="P2" draw:layer="layout" svg:width="0.281cm" svg:height="0.248cm" svg:x="25.704cm" svg:y="15.057cm" svg:viewBox="0 0 282 249" draw:points="141,249 0,249 0,0 282,0 282,249">
          <text:p/>
        </draw:polygon>
        <draw:polygon draw:style-name="gr2" draw:text-style-name="P2" draw:layer="layout" svg:width="0.291cm" svg:height="0.263cm" svg:x="25.698cm" svg:y="14.797cm" svg:viewBox="0 0 292 264" draw:points="146,264 0,264 0,0 292,0 292,264">
          <text:p/>
        </draw:polygon>
        <draw:line draw:style-name="gr7" draw:text-style-name="P4" draw:layer="layout" svg:x1="5.468cm" svg:y1="14.734cm" svg:x2="2.519cm" svg:y2="15.381cm">
          <text:p/>
        </draw:line>
        <draw:line draw:style-name="gr4" draw:text-style-name="P4" draw:layer="layout" svg:x1="3.625cm" svg:y1="13.444cm" svg:x2="4.362cm" svg:y2="16.025cm">
          <text:p/>
        </draw:line>
        <draw:line draw:style-name="gr4" draw:text-style-name="P4" draw:layer="layout" svg:x1="2.519cm" svg:y1="15.38cm" svg:x2="4.362cm" svg:y2="16.025cm">
          <text:p/>
        </draw:line>
        <draw:line draw:style-name="gr4" draw:text-style-name="P4" draw:layer="layout" svg:x1="5.468cm" svg:y1="14.734cm" svg:x2="3.625cm" svg:y2="13.444cm">
          <text:p/>
        </draw:line>
        <draw:line draw:style-name="gr4" draw:text-style-name="P4" draw:layer="layout" svg:x1="4.362cm" svg:y1="16.025cm" svg:x2="5.469cm" svg:y2="14.734cm">
          <text:p/>
        </draw:line>
        <draw:line draw:style-name="gr4" draw:text-style-name="P4" draw:layer="layout" svg:x1="3.626cm" svg:y1="13.444cm" svg:x2="2.519cm" svg:y2="15.38cm">
          <text:p/>
        </draw:line>
        <draw:path draw:style-name="gr4" draw:text-style-name="P4" draw:layer="layout" svg:width="0.323cm" svg:height="0.102cm" svg:x="11.43cm" svg:y="13.648cm" svg:viewBox="0 0 324 103" svg:d="M0 63c15-17 32-29 54-41 30-15 60-22 95-22s64 7 94 22c30 16 52 34 69 61 5 7 8 13 12 20">
          <text:p/>
        </draw:path>
        <draw:polyline draw:style-name="gr4" draw:text-style-name="P4" draw:layer="layout" svg:width="0.065cm" svg:height="0.066cm" svg:x="11.672cm" svg:y="13.666cm" svg:viewBox="0 0 66 67" draw:points="0,22 66,67 31,0">
          <text:p/>
        </draw:polyline>
        <draw:polygon draw:style-name="gr4" draw:text-style-name="P4" draw:layer="layout" svg:width="2.945cm" svg:height="1.935cm" svg:x="6.759cm" svg:y="13.604cm" svg:viewBox="0 0 2946 1936" draw:points="1104,0 0,1936 2946,1291">
          <text:p/>
        </draw:polygon>
        <draw:polygon draw:style-name="gr4" draw:text-style-name="P4" draw:layer="layout" svg:width="2.948cm" svg:height="1.773cm" svg:x="12.101cm" svg:y="13.767cm" svg:viewBox="0 0 2949 1774" draw:points="1289,0 0,1774 2949,1451">
          <text:p/>
        </draw:polygon>
        <draw:line draw:style-name="gr4" draw:text-style-name="P4" draw:layer="layout" svg:x1="10.626cm" svg:y1="14.26cm" svg:x2="11.206cm" svg:y2="14.26cm">
          <text:p/>
        </draw:line>
        <draw:polygon draw:style-name="gr5" draw:text-style-name="P5" draw:layer="layout" svg:width="0.155cm" svg:height="0.068cm" svg:x="11.206cm" svg:y="14.226cm" svg:viewBox="0 0 156 69" draw:points="0,69 156,35 0,0">
          <text:p/>
        </draw:polygon>
        <draw:line draw:style-name="gr4" draw:text-style-name="P4" draw:layer="layout" svg:x1="10.626cm" svg:y1="13.856cm" svg:x2="11.206cm" svg:y2="13.856cm">
          <text:p/>
        </draw:line>
        <draw:polygon draw:style-name="gr5" draw:text-style-name="P5" draw:layer="layout" svg:width="0.155cm" svg:height="0.068cm" svg:x="11.206cm" svg:y="13.822cm" svg:viewBox="0 0 156 69" draw:points="0,69 156,35 0,0">
          <text:p/>
        </draw:polygon>
        <draw:line draw:style-name="gr8" draw:text-style-name="P4" draw:layer="layout" svg:x1="1.8cm" svg:y1="12.793cm" svg:x2="27.6cm" svg:y2="12.793cm">
          <text:p/>
        </draw:line>
        <draw:path draw:style-name="gr5" draw:text-style-name="P5" draw:layer="layout" svg:width="3.386cm" svg:height="2.325cm" draw:transform="skewX (0.00122173047639603) translate (15.0165301051793cm 9.65497019565838cm)" svg:viewBox="0 0 3387 2326" svg:d="M1694 2326h497c661 0 1196-123 1196-275v-1776c0-152-535-275-1196-275h-995c-661 0-1196 123-1196 275v1776c0 152 535 275 1196 275z">
          <text:p/>
        </draw:path>
        <draw:path draw:style-name="gr5" draw:text-style-name="P5" draw:layer="layout" svg:width="1.847cm" svg:height="2.163cm" svg:x="9.884cm" svg:y="9.745cm" svg:viewBox="0 0 1848 2164" svg:d="M924 2164h532c217 0 392-153 392-343v-1478c0-189-175-343-392-343h-1065c-216 0-391 154-391 343v1478c0 190 175 343 391 343z">
          <text:p/>
        </draw:path>
        <draw:line draw:style-name="gr9" draw:text-style-name="P4" draw:layer="layout" svg:x1="10.741cm" svg:y1="5.303cm" svg:x2="10.741cm" svg:y2="5.431cm">
          <text:p/>
        </draw:line>
        <draw:polyline draw:style-name="gr9" draw:text-style-name="P4" draw:layer="layout" svg:width="0.442cm" svg:height="0.128cm" svg:x="10.593cm" svg:y="5.303cm" svg:viewBox="0 0 443 129" draw:points="443,129 443,0 0,0 0,129">
          <text:p/>
        </draw:polyline>
        <draw:line draw:style-name="gr9" draw:text-style-name="P4" draw:layer="layout" svg:x1="10.888cm" svg:y1="5.303cm" svg:x2="10.888cm" svg:y2="5.431cm">
          <text:p/>
        </draw:line>
        <draw:line draw:style-name="gr9" draw:text-style-name="P4" draw:layer="layout" svg:x1="26.042cm" svg:y1="5.307cm" svg:x2="26.46cm" svg:y2="5.307cm">
          <text:p/>
        </draw:line>
        <draw:polygon draw:style-name="gr10" draw:text-style-name="P7" draw:layer="layout" svg:width="0.098cm" svg:height="0.042cm" svg:x="26.459cm" svg:y="5.285cm" svg:viewBox="0 0 99 43" draw:points="0,43 99,22 0,0">
          <text:p/>
        </draw:polygon>
        <draw:path draw:style-name="gr5" draw:text-style-name="P5" draw:layer="layout" svg:width="2.299cm" svg:height="2.222cm" svg:x="20.7cm" svg:y="9.774cm" svg:viewBox="0 0 2300 2223" svg:d="M1150 2223h685c257 0 465-154 465-343v-1537c0-189-208-343-465-343h-1371c-256 0-464 154-464 343v1537c0 189 208 343 464 343z">
          <text:p/>
        </draw:path>
        <draw:line draw:style-name="gr9" draw:text-style-name="P4" draw:layer="layout" svg:x1="25.527cm" svg:y1="4.92cm" svg:x2="25.944cm" svg:y2="4.92cm">
          <text:p/>
        </draw:line>
        <draw:polygon draw:style-name="gr10" draw:text-style-name="P7" draw:layer="layout" svg:width="0.098cm" svg:height="0.043cm" svg:x="25.943cm" svg:y="4.897cm" svg:viewBox="0 0 99 44" draw:points="0,44 99,22 0,0">
          <text:p/>
        </draw:polygon>
        <draw:line draw:style-name="gr9" draw:text-style-name="P4" draw:layer="layout" svg:x1="25.527cm" svg:y1="4.92cm" svg:x2="25.527cm" svg:y2="5.05cm">
          <text:p/>
        </draw:line>
        <draw:line draw:style-name="gr9" draw:text-style-name="P4" draw:layer="layout" svg:x1="26.042cm" svg:y1="5.307cm" svg:x2="26.042cm" svg:y2="5.435cm">
          <text:p/>
        </draw:line>
        <draw:line draw:style-name="gr4" draw:text-style-name="P4" draw:layer="layout" svg:x1="10.52cm" svg:y1="7.948cm" svg:x2="10.52cm" svg:y2="5.367cm">
          <text:p/>
        </draw:line>
        <draw:line draw:style-name="gr4" draw:text-style-name="P4" draw:layer="layout" svg:x1="10.668cm" svg:y1="7.948cm" svg:x2="10.668cm" svg:y2="5.367cm">
          <text:p/>
        </draw:line>
        <draw:line draw:style-name="gr4" draw:text-style-name="P4" draw:layer="layout" svg:x1="10.815cm" svg:y1="7.948cm" svg:x2="10.815cm" svg:y2="5.367cm">
          <text:p/>
        </draw:line>
        <draw:line draw:style-name="gr4" draw:text-style-name="P4" draw:layer="layout" svg:x1="10.963cm" svg:y1="7.948cm" svg:x2="10.963cm" svg:y2="5.367cm">
          <text:p/>
        </draw:line>
        <draw:line draw:style-name="gr4" draw:text-style-name="P4" draw:layer="layout" svg:x1="11.11cm" svg:y1="5.496cm" svg:x2="10.52cm" svg:y2="5.496cm">
          <text:p/>
        </draw:line>
        <draw:line draw:style-name="gr4" draw:text-style-name="P4" draw:layer="layout" svg:x1="11.11cm" svg:y1="5.626cm" svg:x2="10.52cm" svg:y2="5.626cm">
          <text:p/>
        </draw:line>
        <draw:line draw:style-name="gr4" draw:text-style-name="P4" draw:layer="layout" svg:x1="11.11cm" svg:y1="5.754cm" svg:x2="10.52cm" svg:y2="5.754cm">
          <text:p/>
        </draw:line>
        <draw:line draw:style-name="gr4" draw:text-style-name="P4" draw:layer="layout" svg:x1="11.11cm" svg:y1="5.884cm" svg:x2="10.52cm" svg:y2="5.884cm">
          <text:p/>
        </draw:line>
        <draw:line draw:style-name="gr4" draw:text-style-name="P4" draw:layer="layout" svg:x1="11.11cm" svg:y1="6.012cm" svg:x2="10.52cm" svg:y2="6.012cm">
          <text:p/>
        </draw:line>
        <draw:line draw:style-name="gr4" draw:text-style-name="P4" draw:layer="layout" svg:x1="11.11cm" svg:y1="6.141cm" svg:x2="10.52cm" svg:y2="6.141cm">
          <text:p/>
        </draw:line>
        <draw:line draw:style-name="gr4" draw:text-style-name="P4" draw:layer="layout" svg:x1="11.11cm" svg:y1="6.27cm" svg:x2="10.52cm" svg:y2="6.27cm">
          <text:p/>
        </draw:line>
        <draw:line draw:style-name="gr4" draw:text-style-name="P4" draw:layer="layout" svg:x1="11.11cm" svg:y1="6.4cm" svg:x2="10.52cm" svg:y2="6.4cm">
          <text:p/>
        </draw:line>
        <draw:line draw:style-name="gr4" draw:text-style-name="P4" draw:layer="layout" svg:x1="11.11cm" svg:y1="6.528cm" svg:x2="10.52cm" svg:y2="6.528cm">
          <text:p/>
        </draw:line>
        <draw:line draw:style-name="gr4" draw:text-style-name="P4" draw:layer="layout" svg:x1="11.11cm" svg:y1="6.658cm" svg:x2="10.52cm" svg:y2="6.658cm">
          <text:p/>
        </draw:line>
        <draw:line draw:style-name="gr4" draw:text-style-name="P4" draw:layer="layout" svg:x1="11.11cm" svg:y1="6.787cm" svg:x2="10.52cm" svg:y2="6.787cm">
          <text:p/>
        </draw:line>
        <draw:line draw:style-name="gr4" draw:text-style-name="P4" draw:layer="layout" svg:x1="11.11cm" svg:y1="6.916cm" svg:x2="10.52cm" svg:y2="6.916cm">
          <text:p/>
        </draw:line>
        <draw:line draw:style-name="gr4" draw:text-style-name="P4" draw:layer="layout" svg:x1="11.11cm" svg:y1="7.045cm" svg:x2="10.52cm" svg:y2="7.045cm">
          <text:p/>
        </draw:line>
        <draw:line draw:style-name="gr4" draw:text-style-name="P4" draw:layer="layout" svg:x1="11.11cm" svg:y1="7.174cm" svg:x2="10.52cm" svg:y2="7.174cm">
          <text:p/>
        </draw:line>
        <draw:line draw:style-name="gr4" draw:text-style-name="P4" draw:layer="layout" svg:x1="11.11cm" svg:y1="7.303cm" svg:x2="10.52cm" svg:y2="7.303cm">
          <text:p/>
        </draw:line>
        <draw:line draw:style-name="gr4" draw:text-style-name="P4" draw:layer="layout" svg:x1="11.11cm" svg:y1="7.433cm" svg:x2="10.52cm" svg:y2="7.433cm">
          <text:p/>
        </draw:line>
        <draw:line draw:style-name="gr4" draw:text-style-name="P4" draw:layer="layout" svg:x1="11.11cm" svg:y1="7.561cm" svg:x2="10.52cm" svg:y2="7.561cm">
          <text:p/>
        </draw:line>
        <draw:line draw:style-name="gr4" draw:text-style-name="P4" draw:layer="layout" svg:x1="11.11cm" svg:y1="7.691cm" svg:x2="10.52cm" svg:y2="7.691cm">
          <text:p/>
        </draw:line>
        <draw:line draw:style-name="gr4" draw:text-style-name="P4" draw:layer="layout" svg:x1="11.11cm" svg:y1="7.819cm" svg:x2="10.52cm" svg:y2="7.819cm">
          <text:p/>
        </draw:line>
        <draw:line draw:style-name="gr4" draw:text-style-name="P4" draw:layer="layout" svg:x1="11.11cm" svg:y1="7.949cm" svg:x2="10.52cm" svg:y2="7.949cm">
          <text:p/>
        </draw:line>
        <draw:line draw:style-name="gr4" draw:text-style-name="P4" draw:layer="layout" svg:x1="11.11cm" svg:y1="5.367cm" svg:x2="10.52cm" svg:y2="5.367cm">
          <text:p/>
        </draw:line>
        <draw:line draw:style-name="gr4" draw:text-style-name="P4" draw:layer="layout" svg:x1="11.11cm" svg:y1="7.948cm" svg:x2="11.11cm" svg:y2="5.367cm">
          <text:p/>
        </draw:line>
        <draw:line draw:style-name="gr11" draw:text-style-name="P4" draw:layer="layout" svg:x1="21.149cm" svg:y1="15.031cm" svg:x2="22.389cm" svg:y2="15.031cm">
          <text:p/>
        </draw:line>
        <draw:polygon draw:style-name="gr5" draw:text-style-name="P5" draw:layer="layout" svg:width="0.589cm" svg:height="0.516cm" svg:x="22.329cm" svg:y="14.772cm" svg:viewBox="0 0 590 517" draw:points="0,517 590,258 0,0">
          <text:p/>
        </draw:polygon>
        <draw:line draw:style-name="gr4" draw:text-style-name="P4" draw:layer="layout" svg:x1="23.342cm" svg:y1="16.348cm" svg:x2="23.342cm" svg:y2="13.767cm">
          <text:p/>
        </draw:line>
        <draw:line draw:style-name="gr4" draw:text-style-name="P4" draw:layer="layout" svg:x1="26.291cm" svg:y1="16.348cm" svg:x2="26.291cm" svg:y2="13.767cm">
          <text:p/>
        </draw:line>
        <draw:line draw:style-name="gr4" draw:text-style-name="P4" draw:layer="layout" svg:x1="23.637cm" svg:y1="16.348cm" svg:x2="23.637cm" svg:y2="13.767cm">
          <text:p/>
        </draw:line>
        <draw:line draw:style-name="gr4" draw:text-style-name="P4" draw:layer="layout" svg:x1="23.931cm" svg:y1="16.348cm" svg:x2="23.931cm" svg:y2="13.767cm">
          <text:p/>
        </draw:line>
        <draw:line draw:style-name="gr4" draw:text-style-name="P4" draw:layer="layout" svg:x1="24.227cm" svg:y1="16.348cm" svg:x2="24.227cm" svg:y2="13.767cm">
          <text:p/>
        </draw:line>
        <draw:line draw:style-name="gr4" draw:text-style-name="P4" draw:layer="layout" svg:x1="24.521cm" svg:y1="16.348cm" svg:x2="24.521cm" svg:y2="13.767cm">
          <text:p/>
        </draw:line>
        <draw:line draw:style-name="gr4" draw:text-style-name="P4" draw:layer="layout" svg:x1="24.816cm" svg:y1="16.348cm" svg:x2="24.816cm" svg:y2="13.767cm">
          <text:p/>
        </draw:line>
        <draw:line draw:style-name="gr4" draw:text-style-name="P4" draw:layer="layout" svg:x1="26.291cm" svg:y1="14.025cm" svg:x2="23.342cm" svg:y2="14.025cm">
          <text:p/>
        </draw:line>
        <draw:line draw:style-name="gr4" draw:text-style-name="P4" draw:layer="layout" svg:x1="26.291cm" svg:y1="14.283cm" svg:x2="23.342cm" svg:y2="14.283cm">
          <text:p/>
        </draw:line>
        <draw:line draw:style-name="gr4" draw:text-style-name="P4" draw:layer="layout" svg:x1="26.291cm" svg:y1="14.541cm" svg:x2="23.342cm" svg:y2="14.541cm">
          <text:p/>
        </draw:line>
        <draw:line draw:style-name="gr4" draw:text-style-name="P4" draw:layer="layout" svg:x1="26.291cm" svg:y1="14.799cm" svg:x2="23.342cm" svg:y2="14.799cm">
          <text:p/>
        </draw:line>
        <draw:line draw:style-name="gr4" draw:text-style-name="P4" draw:layer="layout" svg:x1="26.291cm" svg:y1="15.057cm" svg:x2="23.342cm" svg:y2="15.057cm">
          <text:p/>
        </draw:line>
        <draw:line draw:style-name="gr4" draw:text-style-name="P4" draw:layer="layout" svg:x1="26.291cm" svg:y1="13.767cm" svg:x2="23.342cm" svg:y2="13.767cm">
          <text:p/>
        </draw:line>
        <draw:line draw:style-name="gr4" draw:text-style-name="P4" draw:layer="layout" svg:x1="26.291cm" svg:y1="15.316cm" svg:x2="23.342cm" svg:y2="15.316cm">
          <text:p/>
        </draw:line>
        <draw:line draw:style-name="gr4" draw:text-style-name="P4" draw:layer="layout" svg:x1="26.291cm" svg:y1="15.574cm" svg:x2="23.342cm" svg:y2="15.574cm">
          <text:p/>
        </draw:line>
        <draw:line draw:style-name="gr4" draw:text-style-name="P4" draw:layer="layout" svg:x1="26.291cm" svg:y1="15.832cm" svg:x2="23.342cm" svg:y2="15.832cm">
          <text:p/>
        </draw:line>
        <draw:line draw:style-name="gr4" draw:text-style-name="P4" draw:layer="layout" svg:x1="26.291cm" svg:y1="16.09cm" svg:x2="23.342cm" svg:y2="16.09cm">
          <text:p/>
        </draw:line>
        <draw:line draw:style-name="gr4" draw:text-style-name="P4" draw:layer="layout" svg:x1="26.291cm" svg:y1="16.348cm" svg:x2="23.342cm" svg:y2="16.348cm">
          <text:p/>
        </draw:line>
        <draw:line draw:style-name="gr4" draw:text-style-name="P4" draw:layer="layout" svg:x1="25.111cm" svg:y1="16.348cm" svg:x2="25.111cm" svg:y2="13.767cm">
          <text:p/>
        </draw:line>
        <draw:line draw:style-name="gr4" draw:text-style-name="P4" draw:layer="layout" svg:x1="25.406cm" svg:y1="16.348cm" svg:x2="25.406cm" svg:y2="13.767cm">
          <text:p/>
        </draw:line>
        <draw:line draw:style-name="gr4" draw:text-style-name="P4" draw:layer="layout" svg:x1="25.701cm" svg:y1="16.348cm" svg:x2="25.701cm" svg:y2="13.767cm">
          <text:p/>
        </draw:line>
        <draw:line draw:style-name="gr4" draw:text-style-name="P4" draw:layer="layout" svg:x1="25.996cm" svg:y1="16.348cm" svg:x2="25.996cm" svg:y2="13.767cm">
          <text:p/>
        </draw:line>
        <draw:path draw:style-name="gr12" draw:text-style-name="P8" draw:layer="layout" svg:width="3.405cm" svg:height="2.273cm" svg:x="14.929cm" svg:y="9.707cm" svg:viewBox="0 0 3406 2274" svg:d="M1703 2274h495c667 0 1208-120 1208-268v-1737c0-149-541-269-1208-269h-990c-668 0-1208 120-1208 269v1737c0 148 540 268 1208 268z">
          <text:p/>
        </draw:path>
        <draw:path draw:style-name="gr12" draw:text-style-name="P8" draw:layer="layout" svg:width="1.836cm" svg:height="2.158cm" svg:x="9.851cm" svg:y="9.774cm" svg:viewBox="0 0 1837 2159" svg:d="M919 2159h526c217 0 392-154 392-343v-1473c0-189-175-343-392-343h-1054c-216 0-391 154-391 343v1473c0 189 175 343 391 343z">
          <text:p/>
        </draw:path>
        <draw:line draw:style-name="gr4" draw:text-style-name="P4" draw:layer="layout" svg:x1="23.022cm" svg:y1="7.563cm" svg:x2="23.022cm" svg:y2="4.982cm">
          <text:p/>
        </draw:line>
        <draw:line draw:style-name="gr4" draw:text-style-name="P4" draw:layer="layout" svg:x1="23.317cm" svg:y1="7.563cm" svg:x2="23.317cm" svg:y2="4.982cm">
          <text:p/>
        </draw:line>
        <draw:line draw:style-name="gr4" draw:text-style-name="P4" draw:layer="layout" svg:x1="23.611cm" svg:y1="7.563cm" svg:x2="23.611cm" svg:y2="4.982cm">
          <text:p/>
        </draw:line>
        <draw:line draw:style-name="gr4" draw:text-style-name="P4" draw:layer="layout" svg:x1="23.907cm" svg:y1="7.563cm" svg:x2="23.907cm" svg:y2="4.982cm">
          <text:p/>
        </draw:line>
        <draw:line draw:style-name="gr4" draw:text-style-name="P4" draw:layer="layout" svg:x1="24.201cm" svg:y1="7.563cm" svg:x2="24.201cm" svg:y2="4.982cm">
          <text:p/>
        </draw:line>
        <draw:line draw:style-name="gr4" draw:text-style-name="P4" draw:layer="layout" svg:x1="25.676cm" svg:y1="5.24cm" svg:x2="22.727cm" svg:y2="5.24cm">
          <text:p/>
        </draw:line>
        <draw:line draw:style-name="gr4" draw:text-style-name="P4" draw:layer="layout" svg:x1="25.676cm" svg:y1="5.498cm" svg:x2="22.727cm" svg:y2="5.498cm">
          <text:p/>
        </draw:line>
        <draw:line draw:style-name="gr4" draw:text-style-name="P4" draw:layer="layout" svg:x1="25.676cm" svg:y1="6.015cm" svg:x2="22.727cm" svg:y2="6.015cm">
          <text:p/>
        </draw:line>
        <draw:line draw:style-name="gr4" draw:text-style-name="P4" draw:layer="layout" svg:x1="25.676cm" svg:y1="6.273cm" svg:x2="22.727cm" svg:y2="6.273cm">
          <text:p/>
        </draw:line>
        <draw:line draw:style-name="gr4" draw:text-style-name="P4" draw:layer="layout" svg:x1="25.676cm" svg:y1="6.531cm" svg:x2="22.727cm" svg:y2="6.531cm">
          <text:p/>
        </draw:line>
        <draw:line draw:style-name="gr4" draw:text-style-name="P4" draw:layer="layout" svg:x1="25.676cm" svg:y1="6.789cm" svg:x2="22.727cm" svg:y2="6.789cm">
          <text:p/>
        </draw:line>
        <draw:line draw:style-name="gr4" draw:text-style-name="P4" draw:layer="layout" svg:x1="25.676cm" svg:y1="7.048cm" svg:x2="22.727cm" svg:y2="7.048cm">
          <text:p/>
        </draw:line>
        <draw:line draw:style-name="gr4" draw:text-style-name="P4" draw:layer="layout" svg:x1="25.676cm" svg:y1="7.306cm" svg:x2="22.727cm" svg:y2="7.306cm">
          <text:p/>
        </draw:line>
        <draw:line draw:style-name="gr4" draw:text-style-name="P4" draw:layer="layout" svg:x1="25.676cm" svg:y1="7.564cm" svg:x2="22.727cm" svg:y2="7.564cm">
          <text:p/>
        </draw:line>
        <draw:line draw:style-name="gr4" draw:text-style-name="P4" draw:layer="layout" svg:x1="24.496cm" svg:y1="7.563cm" svg:x2="24.496cm" svg:y2="4.982cm">
          <text:p/>
        </draw:line>
        <draw:line draw:style-name="gr4" draw:text-style-name="P4" draw:layer="layout" svg:x1="24.791cm" svg:y1="7.563cm" svg:x2="24.791cm" svg:y2="4.982cm">
          <text:p/>
        </draw:line>
        <draw:line draw:style-name="gr4" draw:text-style-name="P4" draw:layer="layout" svg:x1="25.086cm" svg:y1="7.563cm" svg:x2="25.086cm" svg:y2="4.982cm">
          <text:p/>
        </draw:line>
        <draw:line draw:style-name="gr4" draw:text-style-name="P4" draw:layer="layout" svg:x1="25.381cm" svg:y1="7.563cm" svg:x2="25.381cm" svg:y2="4.982cm">
          <text:p/>
        </draw:line>
        <draw:line draw:style-name="gr4" draw:text-style-name="P4" draw:layer="layout" svg:x1="25.676cm" svg:y1="5.756cm" svg:x2="22.727cm" svg:y2="5.756cm">
          <text:p/>
        </draw:line>
        <draw:line draw:style-name="gr4" draw:text-style-name="P4" draw:layer="layout" svg:x1="25.674cm" svg:y1="4.984cm" svg:x2="22.725cm" svg:y2="4.984cm">
          <text:p/>
        </draw:line>
        <draw:line draw:style-name="gr4" draw:text-style-name="P4" draw:layer="layout" svg:x1="22.725cm" svg:y1="7.565cm" svg:x2="22.725cm" svg:y2="4.984cm">
          <text:p/>
        </draw:line>
        <draw:line draw:style-name="gr4" draw:text-style-name="P4" draw:layer="layout" svg:x1="25.676cm" svg:y1="7.563cm" svg:x2="25.676cm" svg:y2="4.982cm">
          <text:p/>
        </draw:line>
        <draw:path draw:style-name="gr5" draw:text-style-name="P5" draw:layer="layout" svg:width="0.146cm" svg:height="0.128cm" svg:x="7.793cm" svg:y="13.545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9.636cm" svg:y="14.836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13.321cm" svg:y="13.708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6.69cm" svg:y="15.482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14.98cm" svg:y="15.159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12.031cm" svg:y="15.471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10.327cm" svg:y="13.807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path draw:style-name="gr5" draw:text-style-name="P5" draw:layer="layout" svg:width="0.146cm" svg:height="0.128cm" svg:x="11.502cm" svg:y="13.788cm" svg:viewBox="0 0 147 129" svg:d="M147 65c0 12-3 21-9 32-8 10-16 17-28 23-11 6-23 9-36 9-14 0-26-3-37-9-12-6-20-13-27-23-7-11-10-20-10-32s3-23 10-33 15-18 27-23c11-6 23-9 37-9 13 0 25 3 36 9 12 5 20 13 28 23 6 10 9 21 9 33z">
          <text:p/>
        </draw:path>
        <draw:line draw:style-name="gr9" draw:text-style-name="P4" draw:layer="layout" svg:x1="11.036cm" svg:y1="5.303cm" svg:x2="11.551cm" svg:y2="5.303cm">
          <text:p/>
        </draw:line>
        <draw:line draw:style-name="gr13" draw:text-style-name="P4" draw:layer="layout" svg:x1="12.139cm" svg:y1="10.849cm" svg:x2="14.175cm" svg:y2="10.849cm">
          <text:p/>
        </draw:line>
        <draw:polygon draw:style-name="gr5" draw:text-style-name="P5" draw:layer="layout" svg:width="0.589cm" svg:height="0.516cm" svg:x="14.173cm" svg:y="10.58cm" svg:viewBox="0 0 590 517" draw:points="0,517 590,258 0,0">
          <text:p/>
        </draw:polygon>
        <draw:line draw:style-name="gr14" draw:text-style-name="P4" draw:layer="layout" svg:x1="6.393cm" svg:y1="10.864cm" svg:x2="9.28cm" svg:y2="10.844cm">
          <text:p/>
        </draw:line>
        <draw:polygon draw:style-name="gr5" draw:text-style-name="P5" draw:layer="layout" svg:width="0.589cm" svg:height="0.516cm" svg:x="9.219cm" svg:y="10.606cm" svg:viewBox="0 0 590 517" draw:points="0,517 590,258 0,0">
          <text:p/>
        </draw:polygon>
        <draw:line draw:style-name="gr15" draw:text-style-name="P4" draw:layer="layout" svg:x1="18.669cm" svg:y1="10.849cm" svg:x2="20.027cm" svg:y2="10.844cm">
          <text:p/>
        </draw:line>
        <draw:polygon draw:style-name="gr5" draw:text-style-name="P5" draw:layer="layout" svg:width="0.591cm" svg:height="0.516cm" svg:x="19.893cm" svg:y="10.594cm" svg:viewBox="0 0 592 517" draw:points="2,517 592,258 0,0">
          <text:p/>
        </draw:polygon>
        <draw:polyline draw:style-name="gr16" draw:text-style-name="P4" draw:layer="layout" svg:width="1.474cm" svg:height="2.409cm" svg:x="23.157cm" svg:y="8.414cm" svg:viewBox="0 0 1475 2410" draw:points="0,2410 1475,2410 1475,0">
          <text:p/>
        </draw:polyline>
        <draw:polygon draw:style-name="gr5" draw:text-style-name="P5" draw:layer="layout" svg:width="0.589cm" svg:height="0.516cm" svg:x="24.337cm" svg:y="8.001cm" svg:viewBox="0 0 590 517" draw:points="590,517 295,0 0,517">
          <text:p/>
        </draw:polygon>
        <draw:polygon draw:style-name="gr4" draw:text-style-name="P4" draw:layer="layout" svg:width="18.059cm" svg:height="4.519cm" svg:x="9.161cm" svg:y="4.4cm" svg:viewBox="0 0 18060 4520" draw:points="9030,4520 0,4520 0,0 18060,0 18060,4520">
          <text:p/>
        </draw:polygon>
        <draw:line draw:style-name="gr17" draw:text-style-name="P4" draw:layer="layout" svg:x1="10.813cm" svg:y1="8.105cm" svg:x2="10.815cm" svg:y2="9.345cm">
          <text:p/>
        </draw:line>
        <draw:polygon draw:style-name="gr5" draw:text-style-name="P5" draw:layer="layout" svg:width="0.393cm" svg:height="0.345cm" svg:x="10.609cm" svg:y="9.275cm" svg:viewBox="0 0 394 346" draw:points="0,0 197,346 394,2">
          <text:p/>
        </draw:polygon>
        <draw:line draw:style-name="gr4" draw:text-style-name="P4" draw:layer="layout" svg:x1="23.169cm" svg:y1="7.953cm" svg:x2="23.169cm" svg:y2="7.565cm">
          <text:p/>
        </draw:line>
        <draw:line draw:style-name="gr4" draw:text-style-name="P4" draw:layer="layout" svg:x1="26.117cm" svg:y1="5.371cm" svg:x2="25.674cm" svg:y2="5.371cm">
          <text:p/>
        </draw:line>
        <draw:line draw:style-name="gr4" draw:text-style-name="P4" draw:layer="layout" svg:x1="23.463cm" svg:y1="7.953cm" svg:x2="23.463cm" svg:y2="7.565cm">
          <text:p/>
        </draw:line>
        <draw:line draw:style-name="gr4" draw:text-style-name="P4" draw:layer="layout" svg:x1="23.758cm" svg:y1="7.953cm" svg:x2="23.758cm" svg:y2="7.565cm">
          <text:p/>
        </draw:line>
        <draw:line draw:style-name="gr4" draw:text-style-name="P4" draw:layer="layout" svg:x1="24.053cm" svg:y1="7.953cm" svg:x2="24.053cm" svg:y2="7.565cm">
          <text:p/>
        </draw:line>
        <draw:line draw:style-name="gr4" draw:text-style-name="P4" draw:layer="layout" svg:x1="24.348cm" svg:y1="7.953cm" svg:x2="24.348cm" svg:y2="7.565cm">
          <text:p/>
        </draw:line>
        <draw:line draw:style-name="gr4" draw:text-style-name="P4" draw:layer="layout" svg:x1="24.643cm" svg:y1="7.953cm" svg:x2="24.643cm" svg:y2="7.565cm">
          <text:p/>
        </draw:line>
        <draw:line draw:style-name="gr4" draw:text-style-name="P4" draw:layer="layout" svg:x1="26.117cm" svg:y1="5.888cm" svg:x2="25.674cm" svg:y2="5.888cm">
          <text:p/>
        </draw:line>
        <draw:line draw:style-name="gr4" draw:text-style-name="P4" draw:layer="layout" svg:x1="26.117cm" svg:y1="6.146cm" svg:x2="25.674cm" svg:y2="6.146cm">
          <text:p/>
        </draw:line>
        <draw:line draw:style-name="gr4" draw:text-style-name="P4" draw:layer="layout" svg:x1="26.117cm" svg:y1="6.404cm" svg:x2="25.674cm" svg:y2="6.404cm">
          <text:p/>
        </draw:line>
        <draw:line draw:style-name="gr4" draw:text-style-name="P4" draw:layer="layout" svg:x1="26.117cm" svg:y1="6.662cm" svg:x2="25.674cm" svg:y2="6.662cm">
          <text:p/>
        </draw:line>
        <draw:line draw:style-name="gr4" draw:text-style-name="P4" draw:layer="layout" svg:x1="26.117cm" svg:y1="6.92cm" svg:x2="25.674cm" svg:y2="6.92cm">
          <text:p/>
        </draw:line>
        <draw:line draw:style-name="gr4" draw:text-style-name="P4" draw:layer="layout" svg:x1="26.117cm" svg:y1="7.178cm" svg:x2="25.674cm" svg:y2="7.178cm">
          <text:p/>
        </draw:line>
        <draw:line draw:style-name="gr4" draw:text-style-name="P4" draw:layer="layout" svg:x1="26.117cm" svg:y1="7.437cm" svg:x2="25.674cm" svg:y2="7.437cm">
          <text:p/>
        </draw:line>
        <draw:line draw:style-name="gr4" draw:text-style-name="P4" draw:layer="layout" svg:x1="26.118cm" svg:y1="7.695cm" svg:x2="23.169cm" svg:y2="7.695cm">
          <text:p/>
        </draw:line>
        <draw:line draw:style-name="gr4" draw:text-style-name="P4" draw:layer="layout" svg:x1="24.938cm" svg:y1="7.953cm" svg:x2="24.938cm" svg:y2="7.565cm">
          <text:p/>
        </draw:line>
        <draw:line draw:style-name="gr4" draw:text-style-name="P4" draw:layer="layout" svg:x1="25.233cm" svg:y1="7.953cm" svg:x2="25.233cm" svg:y2="7.565cm">
          <text:p/>
        </draw:line>
        <draw:line draw:style-name="gr4" draw:text-style-name="P4" draw:layer="layout" svg:x1="25.527cm" svg:y1="7.953cm" svg:x2="25.527cm" svg:y2="7.565cm">
          <text:p/>
        </draw:line>
        <draw:line draw:style-name="gr4" draw:text-style-name="P4" draw:layer="layout" svg:x1="25.823cm" svg:y1="7.952cm" svg:x2="25.823cm" svg:y2="5.371cm">
          <text:p/>
        </draw:line>
        <draw:line draw:style-name="gr4" draw:text-style-name="P4" draw:layer="layout" svg:x1="26.117cm" svg:y1="7.952cm" svg:x2="26.117cm" svg:y2="5.371cm">
          <text:p/>
        </draw:line>
        <draw:line draw:style-name="gr4" draw:text-style-name="P4" draw:layer="layout" svg:x1="26.117cm" svg:y1="5.63cm" svg:x2="25.674cm" svg:y2="5.63cm">
          <text:p/>
        </draw:line>
        <draw:line draw:style-name="gr4" draw:text-style-name="P4" draw:layer="layout" svg:x1="26.118cm" svg:y1="7.953cm" svg:x2="23.169cm" svg:y2="7.953cm">
          <text:p/>
        </draw:line>
        <draw:line draw:style-name="gr4" draw:text-style-name="P4" draw:layer="layout" svg:x1="20.393cm" svg:y1="16.348cm" svg:x2="20.393cm" svg:y2="13.767cm">
          <text:p/>
        </draw:line>
        <draw:line draw:style-name="gr4" draw:text-style-name="P4" draw:layer="layout" svg:x1="17.739cm" svg:y1="16.348cm" svg:x2="17.739cm" svg:y2="13.767cm">
          <text:p/>
        </draw:line>
        <draw:line draw:style-name="gr4" draw:text-style-name="P4" draw:layer="layout" svg:x1="18.033cm" svg:y1="16.348cm" svg:x2="18.033cm" svg:y2="13.767cm">
          <text:p/>
        </draw:line>
        <draw:line draw:style-name="gr4" draw:text-style-name="P4" draw:layer="layout" svg:x1="18.328cm" svg:y1="16.348cm" svg:x2="18.328cm" svg:y2="13.767cm">
          <text:p/>
        </draw:line>
        <draw:line draw:style-name="gr4" draw:text-style-name="P4" draw:layer="layout" svg:x1="18.623cm" svg:y1="16.348cm" svg:x2="18.623cm" svg:y2="13.767cm">
          <text:p/>
        </draw:line>
        <draw:line draw:style-name="gr4" draw:text-style-name="P4" draw:layer="layout" svg:x1="18.918cm" svg:y1="16.348cm" svg:x2="18.918cm" svg:y2="13.767cm">
          <text:p/>
        </draw:line>
        <draw:line draw:style-name="gr4" draw:text-style-name="P4" draw:layer="layout" svg:x1="20.393cm" svg:y1="14.283cm" svg:x2="17.445cm" svg:y2="14.283cm">
          <text:p/>
        </draw:line>
        <draw:line draw:style-name="gr4" draw:text-style-name="P4" draw:layer="layout" svg:x1="20.393cm" svg:y1="14.541cm" svg:x2="17.445cm" svg:y2="14.541cm">
          <text:p/>
        </draw:line>
        <draw:line draw:style-name="gr4" draw:text-style-name="P4" draw:layer="layout" svg:x1="20.393cm" svg:y1="15.057cm" svg:x2="17.445cm" svg:y2="15.057cm">
          <text:p/>
        </draw:line>
        <draw:line draw:style-name="gr4" draw:text-style-name="P4" draw:layer="layout" svg:x1="20.393cm" svg:y1="13.767cm" svg:x2="17.445cm" svg:y2="13.767cm">
          <text:p/>
        </draw:line>
        <draw:line draw:style-name="gr4" draw:text-style-name="P4" draw:layer="layout" svg:x1="20.393cm" svg:y1="15.316cm" svg:x2="17.445cm" svg:y2="15.316cm">
          <text:p/>
        </draw:line>
        <draw:line draw:style-name="gr4" draw:text-style-name="P4" draw:layer="layout" svg:x1="20.393cm" svg:y1="15.574cm" svg:x2="17.445cm" svg:y2="15.574cm">
          <text:p/>
        </draw:line>
        <draw:line draw:style-name="gr4" draw:text-style-name="P4" draw:layer="layout" svg:x1="20.393cm" svg:y1="15.832cm" svg:x2="17.445cm" svg:y2="15.832cm">
          <text:p/>
        </draw:line>
        <draw:line draw:style-name="gr4" draw:text-style-name="P4" draw:layer="layout" svg:x1="20.393cm" svg:y1="16.09cm" svg:x2="17.445cm" svg:y2="16.09cm">
          <text:p/>
        </draw:line>
        <draw:line draw:style-name="gr4" draw:text-style-name="P4" draw:layer="layout" svg:x1="20.393cm" svg:y1="16.348cm" svg:x2="17.445cm" svg:y2="16.348cm">
          <text:p/>
        </draw:line>
        <draw:line draw:style-name="gr4" draw:text-style-name="P4" draw:layer="layout" svg:x1="19.213cm" svg:y1="16.348cm" svg:x2="19.213cm" svg:y2="13.767cm">
          <text:p/>
        </draw:line>
        <draw:line draw:style-name="gr4" draw:text-style-name="P4" draw:layer="layout" svg:x1="19.508cm" svg:y1="16.348cm" svg:x2="19.508cm" svg:y2="13.767cm">
          <text:p/>
        </draw:line>
        <draw:line draw:style-name="gr4" draw:text-style-name="P4" draw:layer="layout" svg:x1="19.803cm" svg:y1="16.348cm" svg:x2="19.803cm" svg:y2="13.767cm">
          <text:p/>
        </draw:line>
        <draw:line draw:style-name="gr4" draw:text-style-name="P4" draw:layer="layout" svg:x1="20.097cm" svg:y1="16.348cm" svg:x2="20.097cm" svg:y2="13.767cm">
          <text:p/>
        </draw:line>
        <draw:line draw:style-name="gr4" draw:text-style-name="P4" draw:layer="layout" svg:x1="20.393cm" svg:y1="14.025cm" svg:x2="17.445cm" svg:y2="14.025cm">
          <text:p/>
        </draw:line>
        <draw:line draw:style-name="gr4" draw:text-style-name="P4" draw:layer="layout" svg:x1="20.393cm" svg:y1="14.799cm" svg:x2="17.445cm" svg:y2="14.799cm">
          <text:p/>
        </draw:line>
        <draw:line draw:style-name="gr4" draw:text-style-name="P4" draw:layer="layout" svg:x1="20.393cm" svg:y1="15.57cm" svg:x2="17.445cm" svg:y2="15.57cm">
          <text:p/>
        </draw:line>
        <draw:line draw:style-name="gr4" draw:text-style-name="P4" draw:layer="layout" svg:x1="17.445cm" svg:y1="16.348cm" svg:x2="17.445cm" svg:y2="13.767cm">
          <text:p/>
        </draw:line>
        <draw:line draw:style-name="gr18" draw:text-style-name="P4" draw:layer="layout" svg:x1="15.628cm" svg:y1="15.051cm" svg:x2="16.957cm" svg:y2="15.031cm">
          <text:p/>
        </draw:line>
        <draw:polygon draw:style-name="gr5" draw:text-style-name="P5" draw:layer="layout" svg:width="0.589cm" svg:height="0.516cm" svg:x="16.779cm" svg:y="14.772cm" svg:viewBox="0 0 590 517" draw:points="0,517 590,258 0,0">
          <text:p/>
        </draw:polygon>
        <draw:line draw:style-name="gr19" draw:text-style-name="P4" draw:layer="layout" svg:x1="10.386cm" svg:y1="15.042cm" svg:x2="11.701cm" svg:y2="15.031cm">
          <text:p/>
        </draw:line>
        <draw:polygon draw:style-name="gr5" draw:text-style-name="P5" draw:layer="layout" svg:width="0.589cm" svg:height="0.516cm" svg:x="11.55cm" svg:y="14.784cm" svg:viewBox="0 0 590 517" draw:points="0,517 590,258 0,0">
          <text:p/>
        </draw:polygon>
        <draw:path draw:style-name="gr12" draw:text-style-name="P8" draw:layer="layout" svg:width="2.299cm" svg:height="2.193cm" svg:x="20.6cm" svg:y="9.816cm" svg:viewBox="0 0 2300 2194" svg:d="M1150 2194h680c259 0 470-153 470-343v-1508c0-189-211-343-470-343h-1360c-260 0-470 154-470 343v1508c0 190 210 343 470 343z">
          <text:p/>
        </draw:path>
        <draw:frame draw:style-name="gr20" draw:text-style-name="P10" draw:layer="layout" svg:width="0.455cm" svg:height="1.077cm" svg:x="6.119cm" svg:y="14.735cm">
          <draw:text-box>
            <text:p text:style-name="P9"><text:span text:style-name="T1">=</text:span></text:p>
          </draw:text-box>
        </draw:frame>
        <draw:frame draw:style-name="gr21" draw:text-style-name="P10" draw:layer="layout" svg:width="0.167cm" svg:height="0.386cm" svg:x="26.689cm" svg:y="5.11cm">
          <draw:text-box>
            <text:p text:style-name="P9"><text:span text:style-name="T2">Z</text:span></text:p>
          </draw:text-box>
        </draw:frame>
        <draw:frame draw:style-name="gr22" draw:text-style-name="P10" draw:layer="layout" svg:width="0.772cm" svg:height="0.386cm" svg:x="11.7cm" svg:y="5.114cm">
          <draw:text-box>
            <text:p text:style-name="P9"><text:span text:style-name="T2">XYZW</text:span></text:p>
          </draw:text-box>
        </draw:frame>
        <draw:frame draw:style-name="gr23" draw:text-style-name="P12" draw:layer="layout" svg:width="3.109cm" svg:height="0.556cm" svg:x="11.266cm" svg:y="8.156cm">
          <draw:text-box>
            <text:p text:style-name="P11"><text:span text:style-name="T3">Vertex Buffers</text:span></text:p>
          </draw:text-box>
        </draw:frame>
        <draw:frame draw:style-name="gr24" draw:text-style-name="P12" draw:layer="layout" svg:width="2.686cm" svg:height="0.556cm" svg:x="21.414cm" svg:y="8.1cm">
          <draw:text-box>
            <text:p text:style-name="P11"><text:span text:style-name="T3">F</text:span><text:span text:style-name="T3">r</text:span><text:span text:style-name="T3">a</text:span><text:span text:style-name="T3">m</text:span><text:span text:style-name="T3">e</text:span><text:span text:style-name="T3">b</text:span><text:span text:style-name="T3">u</text:span><text:span text:style-name="T3">f</text:span><text:span text:style-name="T3">f</text:span><text:span text:style-name="T3">e</text:span><text:span text:style-name="T3">r</text:span></text:p>
          </draw:text-box>
        </draw:frame>
        <draw:frame draw:style-name="gr25" draw:text-style-name="P10" draw:layer="layout" svg:width="0.743cm" svg:height="0.386cm" svg:x="26.157cm" svg:y="4.714cm">
          <draw:text-box>
            <text:p text:style-name="P9"><text:span text:style-name="T2">RGBA</text:span></text:p>
          </draw:text-box>
        </draw:frame>
        <draw:frame draw:style-name="gr26" draw:text-style-name="P14" draw:layer="layout" svg:width="3.296cm" svg:height="0.628cm" svg:x="15.004cm" svg:y="10.5cm">
          <draw:text-box>
            <text:p text:style-name="P13"><text:span text:style-name="T4">R</text:span><text:span text:style-name="T4">a</text:span><text:span text:style-name="T4">s</text:span><text:span text:style-name="T4">t</text:span><text:span text:style-name="T4">e</text:span><text:span text:style-name="T4">r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27" draw:text-style-name="P16" draw:layer="layout" svg:width="2.119cm" svg:height="1.111cm" svg:x="20.7cm" svg:y="10.4cm">
          <draw:text-box>
            <text:p text:style-name="P15"><text:span text:style-name="T3">F</text:span><text:span text:style-name="T3">r</text:span><text:span text:style-name="T3">a</text:span><text:span text:style-name="T3">g</text:span><text:span text:style-name="T3">m</text:span><text:span text:style-name="T3">e</text:span><text:span text:style-name="T3">n</text:span><text:span text:style-name="T3">t</text:span></text:p>
            <text:p text:style-name="P15"><text:span text:style-name="T3">S</text:span><text:span text:style-name="T3">h</text:span><text:span text:style-name="T3">a</text:span><text:span text:style-name="T3">d</text:span><text:span text:style-name="T3">e</text:span><text:span text:style-name="T3">r</text:span></text:p>
          </draw:text-box>
        </draw:frame>
        <draw:frame draw:style-name="gr28" draw:text-style-name="P16" draw:layer="layout" svg:width="1.598cm" svg:height="1.111cm" svg:x="10cm" svg:y="10.3cm">
          <draw:text-box>
            <text:p text:style-name="P15"><text:span text:style-name="T3">V</text:span><text:span text:style-name="T3">e</text:span><text:span text:style-name="T3">r</text:span><text:span text:style-name="T3">t</text:span><text:span text:style-name="T3">e</text:span><text:span text:style-name="T3">x</text:span></text:p>
            <text:p text:style-name="P15"><text:span text:style-name="T3">S</text:span><text:span text:style-name="T3">h</text:span><text:span text:style-name="T3">a</text:span><text:span text:style-name="T3">d</text:span><text:span text:style-name="T3">e</text:span><text:span text:style-name="T3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Times1" svg:font-family="Times"/>
    <style:font-face style:name="Helvetica" svg:font-family="Helvetica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dash9" draw:style="rect" draw:dots1="1" draw:dots1-length="2.364cm" draw:distance="2.3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.27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3T01:35:29.815040434</dc:date>
    <meta:editing-duration>PT23M22S</meta:editing-duration>
    <meta:editing-cycles>25</meta:editing-cycles>
    <meta:generator>LibreOffice/5.2.2.2$Linux_X86_64 LibreOffice_project/20m0$Build-2</meta:generator>
    <meta:document-statistic meta:object-count="279"/>
  </office:meta>
</office:document-meta>
</file>